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Výsledek</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ontrol + kliknout a/nebo klik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i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iknutím na tlačítko <text:span text:style-name="Strong_20_Emphasis">OK</text:span> okno zavřeme.</text:p>
        </text:list-item>
        <text:list-item>
          <text:p text:style-name="P90">Pokud se v modulu nachází několik maker a chceme spustit jedno z nich, můžeme také klik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ik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ik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ik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ik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ik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JavaScript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